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93" style:parent-style-name="Graphics">
      <style:graphic-properties draw:fill="none" draw:stroke="none"/>
    </style:style>
    <style:style style:family="drawing-page" style:name="a3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80" draw:master-page-name="Master1-Layout1-title-Titelfolie" presentation:presentation-page-layout-name="Master1-PPL1" draw:id="Slide-256">
        <draw:frame draw:id="id63" presentation:style-name="a388" draw:name="Titel 1" svg:x="1.66667in" svg:y="1.22743in" svg:width="10in" svg:height="2.61111in" presentation:class="title" presentation:placeholder="false">
          <draw:text-box>
            <text:p text:style-name="a387" text:class-names="" text:cond-style-name=""><text:span text:style-name="a381" text:class-names="">Python</text:span><text:span text:style-name="a382" text:class-names=""><text:s text:c="1"/></text:span><text:span text:style-name="a383" text:class-names="">Chapter</text:span><text:span text:style-name="a384" text:class-names=""><text:s text:c="1"/></text:span><text:span text:style-name="a385" text:class-names="">6</text:span><text:span text:style-name="a386" text:class-names=""/></text:p>
          </draw:text-box>
          <svg:title/>
          <svg:desc/>
        </draw:frame>
        <draw:frame draw:id="id64" presentation:style-name="a389" draw:name="Untertitel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2" draw:style-name="a390" draw:master-page-name="Master1-Layout2-obj-Titel-und-Inhalt" presentation:presentation-page-layout-name="Master1-PPL2" draw:id="Slide-257">
        <draw:frame draw:id="id65" presentation:style-name="a391" draw:name="Titel 1" svg:x="0.91667in" svg:y="0.39931in" svg:width="11.5in" svg:height="1.44965in" presentation:class="title" presentation:placeholder="true">
          <draw:text-box/>
          <svg:title/>
          <svg:desc/>
        </draw:frame>
        <draw:frame draw:id="id66" presentation:style-name="a392" draw:name="Inhaltsplatzhalter 2" svg:x="0.91667in" svg:y="1.99653in" svg:width="11.5in" svg:height="4.75868in" presentation:class="outline" presentation:placeholder="true">
          <draw:text-box/>
          <svg:title/>
          <svg:desc/>
        </draw:frame>
        <draw:frame draw:id="id67" draw:style-name="a393" draw:name="Grafik 4" svg:x="3.34329in" svg:y="1.99653in" svg:width="6.64676in" svg:height="3.8547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3" draw:style-name="a394" draw:master-page-name="Master1-Layout2-obj-Titel-und-Inhalt" presentation:presentation-page-layout-name="Master1-PPL2" draw:id="Slide-258">
        <draw:frame draw:id="id68" presentation:style-name="a398" draw:name="Titel 1" svg:x="0.91667in" svg:y="0.39931in" svg:width="11.5in" svg:height="1.44965in" presentation:class="title" presentation:placeholder="false">
          <draw:text-box>
            <text:p text:style-name="a397" text:class-names="" text:cond-style-name=""><text:span text:style-name="a395" text:class-names="">Chapter 6 Lab Task 6</text:span><text:span text:style-name="a396" text:class-names=""/></text:p>
          </draw:text-box>
          <svg:title/>
          <svg:desc/>
        </draw:frame>
        <draw:frame draw:id="id69" presentation:style-name="a399" draw:name="Inhaltsplatzhalter 2" svg:x="0.91667in" svg:y="1.99653in" svg:width="11.5in" svg:height="4.75868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-&#10;überschrift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 </number:text>
      <number:month number:textual="true" number:calendar="gregorian"/>
      <number:text>. 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 </number:text>
      <number:month number:textual="true" number:calendar="gregorian"/>
      <number:text>. 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 </number:text>
      <number:month number:textual="true" number:calendar="gregorian"/>
      <number:text>. 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 </number:text>
      <number:month number:textual="true" number:calendar="gregorian"/>
      <number:text>. 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 </number:text>
      <number:month number:textual="true" number:calendar="gregorian"/>
      <number:text>. 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 </number:text>
      <number:month number:textual="true" number:calendar="gregorian"/>
      <number:text>. 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 </number:text>
      <number:month number:textual="true" number:calendar="gregorian"/>
      <number:text>. 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 </number:text>
      <number:month number:textual="true" number:calendar="gregorian"/>
      <number:text>. 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 </number:text>
      <number:month number:textual="true" number:calendar="gregorian"/>
      <number:text>. 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 </number:text>
      <number:month number:textual="true" number:calendar="gregorian"/>
      <number:text>. 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 </number:text>
      <number:month number:textual="true" number:calendar="gregorian"/>
      <number:text>. 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 </number:text>
      <number:month number:textual="true" number:calendar="gregorian"/>
      <number:text>. 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4" draw:name="Titelplatzhalt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astertitelformat bearbeiten</text:span><text:span text:style-name="a2" text:class-names=""/></text:p>
        </draw:text-box>
        <svg:title/>
        <svg:desc/>
      </draw:frame>
      <draw:frame draw:id="id1" presentation:style-name="a21" draw:name="Textplatzhalt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astertext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umsplatzhalt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ußzeilenplatzhalt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Foliennummernplatzhalt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elfolie" style:page-layout-name="pageLayout1" draw:style-name="a34">
      <draw:frame draw:id="id5" presentation:style-name="a38" draw:name="Titel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astertitelformat bearbeiten</text:span><text:span text:style-name="a36" text:class-names=""/></text:p>
        </draw:text-box>
        <svg:title/>
        <svg:desc/>
      </draw:frame>
      <draw:frame draw:id="id6" presentation:style-name="a42" draw:name="Untertitel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aster-Untertitelformat bearbeiten</text:span><text:span text:style-name="a40" text:class-names=""/></text:p>
        </draw:text-box>
        <svg:title/>
        <svg:desc/>
      </draw:frame>
      <draw:frame draw:id="id7" presentation:style-name="a47" draw:name="Datumsplatzhalt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ußzeilenplatzhalt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Foliennummernplatzhalt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el-und-Inhalt" style:page-layout-name="pageLayout1" draw:style-name="a55">
      <draw:frame draw:id="id10" presentation:style-name="a59" draw:name="Titel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astertitelformat bearbeiten</text:span><text:span text:style-name="a57" text:class-names=""/></text:p>
        </draw:text-box>
        <svg:title/>
        <svg:desc/>
      </draw:frame>
      <draw:frame draw:id="id11" presentation:style-name="a76" draw:name="Inhaltsplatzhalt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Mastertextformat bearbeit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Zweite Ebene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ünfte Ebene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umsplatzhalt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ußzeilenplatzhalt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Foliennummernplatzhalt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Abschnitts-&#10;überschrift" style:page-layout-name="pageLayout1" draw:style-name="a89">
      <draw:frame draw:id="id15" presentation:style-name="a93" draw:name="Titel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astertitelformat bearbeiten</text:span><text:span text:style-name="a91" text:class-names=""/></text:p>
        </draw:text-box>
        <svg:title/>
        <svg:desc/>
      </draw:frame>
      <draw:frame draw:id="id16" presentation:style-name="a97" draw:name="Textplatzhalt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Mastertextformat bearbeiten</text:span></text:p>
            </text:list-item>
          </text:list>
        </draw:text-box>
        <svg:title/>
        <svg:desc/>
      </draw:frame>
      <draw:frame draw:id="id17" presentation:style-name="a102" draw:name="Datumsplatzhalt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ußzeilenplatzhalt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Foliennummernplatzhalt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Zwei-Inhalte" style:page-layout-name="pageLayout1" draw:style-name="a110">
      <draw:frame draw:id="id20" presentation:style-name="a114" draw:name="Titel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astertitelformat bearbeiten</text:span><text:span text:style-name="a112" text:class-names=""/></text:p>
        </draw:text-box>
        <svg:title/>
        <svg:desc/>
      </draw:frame>
      <draw:frame draw:id="id21" presentation:style-name="a131" draw:name="Inhaltsplatzhalt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ünfte Ebene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Inhaltsplatzhalt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Mastertextformat bearbeit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Zweite Ebene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ünfte Ebene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umsplatzhalt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ußzeilenplatzhalt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Foliennummernplatzhalt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Vergleich" style:page-layout-name="pageLayout1" draw:style-name="a161">
      <draw:frame draw:id="id26" presentation:style-name="a165" draw:name="Titel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astertitelformat bearbeiten</text:span><text:span text:style-name="a163" text:class-names=""/></text:p>
        </draw:text-box>
        <svg:title/>
        <svg:desc/>
      </draw:frame>
      <draw:frame draw:id="id27" presentation:style-name="a169" draw:name="Textplatzhalt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astertextformat bearbeiten</text:span></text:p>
            </text:list-item>
          </text:list>
        </draw:text-box>
        <svg:title/>
        <svg:desc/>
      </draw:frame>
      <draw:frame draw:id="id28" presentation:style-name="a186" draw:name="Inhaltsplatzhalt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Mastertextformat bearbeit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Zweite Ebene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ünfte Ebene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platzhalt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astertextformat bearbeiten</text:span></text:p>
            </text:list-item>
          </text:list>
        </draw:text-box>
        <svg:title/>
        <svg:desc/>
      </draw:frame>
      <draw:frame draw:id="id30" presentation:style-name="a207" draw:name="Inhaltsplatzhalt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Mastertextformat bearbeit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Zweite Ebene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ünfte Ebene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umsplatzhalt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ußzeilenplatzhalt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Foliennummernplatzhalt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Nur-Titel" style:page-layout-name="pageLayout1" draw:style-name="a220">
      <draw:frame draw:id="id34" presentation:style-name="a224" draw:name="Titel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astertitelformat bearbeiten</text:span><text:span text:style-name="a222" text:class-names=""/></text:p>
        </draw:text-box>
        <svg:title/>
        <svg:desc/>
      </draw:frame>
      <draw:frame draw:id="id35" presentation:style-name="a229" draw:name="Datumsplatzhalt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ußzeilenplatzhalt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Foliennummernplatzhalt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Leer" style:page-layout-name="pageLayout1" draw:style-name="a237">
      <draw:frame draw:id="id38" presentation:style-name="a242" draw:name="Datumsplatzhalt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ußzeilenplatzhalt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Foliennummernplatzhalt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Inhalt-mit-Überschrift" style:page-layout-name="pageLayout1" draw:style-name="a250">
      <draw:frame draw:id="id41" presentation:style-name="a254" draw:name="Titel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astertitelformat bearbeiten</text:span><text:span text:style-name="a252" text:class-names=""/></text:p>
        </draw:text-box>
        <svg:title/>
        <svg:desc/>
      </draw:frame>
      <draw:frame draw:id="id42" presentation:style-name="a271" draw:name="Inhaltsplatzhalt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astertextformat bearbei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ünfte Ebene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platzhalt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Mastertextformat bearbeiten</text:span></text:p>
            </text:list-item>
          </text:list>
        </draw:text-box>
        <svg:title/>
        <svg:desc/>
      </draw:frame>
      <draw:frame draw:id="id44" presentation:style-name="a280" draw:name="Datumsplatzhalt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ußzeilenplatzhalt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Foliennummernplatzhalt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Bild-mit-Überschrift" style:page-layout-name="pageLayout1" draw:style-name="a288">
      <draw:frame draw:id="id47" presentation:style-name="a292" draw:name="Titel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astertitelformat bearbeiten</text:span><text:span text:style-name="a290" text:class-names=""/></text:p>
        </draw:text-box>
        <svg:title/>
        <svg:desc/>
      </draw:frame>
      <draw:frame draw:id="id48" presentation:style-name="a295" draw:name="Bildplatzhalt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platzhalt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Mastertextformat bearbeiten</text:span></text:p>
            </text:list-item>
          </text:list>
        </draw:text-box>
        <svg:title/>
        <svg:desc/>
      </draw:frame>
      <draw:frame draw:id="id50" presentation:style-name="a304" draw:name="Datumsplatzhalt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ußzeilenplatzhalt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Foliennummernplatzhalt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el-und-vertikaler-Text" style:page-layout-name="pageLayout1" draw:style-name="a312">
      <draw:frame draw:id="id53" presentation:style-name="a316" draw:name="Titel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astertitelformat bearbeiten</text:span><text:span text:style-name="a314" text:class-names=""/></text:p>
        </draw:text-box>
        <svg:title/>
        <svg:desc/>
      </draw:frame>
      <draw:frame draw:id="id54" presentation:style-name="a333" draw:name="Vertikaler Textplatzhalt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Mastertextformat bearbeit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Zweite Ebene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ünfte Ebene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umsplatzhalt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ußzeilenplatzhalt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Foliennummernplatzhalt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kaler-Titel-und-Text" style:page-layout-name="pageLayout1" draw:style-name="a346">
      <draw:frame draw:id="id58" presentation:style-name="a350" draw:name="Vertikaler Tite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astertitelformat bearbeiten</text:span><text:span text:style-name="a348" text:class-names=""/></text:p>
        </draw:text-box>
        <svg:title/>
        <svg:desc/>
      </draw:frame>
      <draw:frame draw:id="id59" presentation:style-name="a367" draw:name="Vertikaler Textplatzhalt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Mastertextformat bearbeit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Zweite Ebene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ünfte Ebene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umsplatzhalt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ußzeilenplatzhalt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Foliennummernplatzhalt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ython Chapter 6</dc:title>
    <meta:initial-creator>Trong Tue Phan</meta:initial-creator>
    <dc:creator>Trong Tue Phan</dc:creator>
    <meta:creation-date>2022-02-18T10:19:03Z</meta:creation-date>
    <dc:date>2022-02-18T12:49:37Z</dc:date>
    <meta:editing-cycles>1</meta:editing-cycles>
    <meta:editing-duration>PT0S</meta:editing-duration>
    <meta:document-statistic meta:paragraph-count="2" meta:word-count="8"/>
  </office:meta>
</office:document-meta>
</file>